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10-06T09:16:19" calcext:value-type="date">
            <text:p>2022-10-06 09:16:19</text:p>
          </table:table-cell>
          <table:table-cell table:style-name="ce22" office:value-type="date" office:date-value="2022-10-06" calcext:value-type="date">
            <text:p>2022-10-06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16M19S" calcext:value-type="time">
            <text:p>09:16:1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10-06T09:16:19" calcext:value-type="date">
            <text:p>2022-10-06 09:16:19</text:p>
          </table:table-cell>
          <table:table-cell table:style-name="ce23" office:value-type="date" office:date-value="2022-10-06" calcext:value-type="date">
            <text:p>2022-10-06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16M19S" calcext:value-type="time">
            <text:p>21:16:1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10-06T09:16:19" calcext:value-type="date">
            <text:p>2022-10-06 09:16:19</text:p>
          </table:table-cell>
          <table:table-cell table:style-name="ce24" office:value-type="date" office:date-value="2022-10-06" calcext:value-type="date">
            <text:p>2022-10-06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16M19S" calcext:value-type="time">
            <text:p>09:16:1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10-06T09:16:19" calcext:value-type="date">
            <text:p>2022-10-06 09:16:19</text:p>
          </table:table-cell>
          <table:table-cell table:style-name="ce25" office:value-type="date" office:date-value="2022-10-06" calcext:value-type="date">
            <text:p>2022-10-06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16M19S" calcext:value-type="time">
            <text:p>21:16:1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10-06T09:16:19" calcext:value-type="date">
            <text:p>2022-10-06 09:16:19</text:p>
          </table:table-cell>
          <table:table-cell table:style-name="ce26" office:value-type="date" office:date-value="2022-10-06" calcext:value-type="date">
            <text:p>2022-10-06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16M19S" calcext:value-type="time">
            <text:p>09:16:1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10-06T09:16:19" calcext:value-type="date">
            <text:p>2022-10-06 09:16:19</text:p>
          </table:table-cell>
          <table:table-cell table:style-name="ce27" office:value-type="date" office:date-value="2022-10-06" calcext:value-type="date">
            <text:p>2022-10-06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16M19S" calcext:value-type="time">
            <text:p>21:16:1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10-06T09:16:19" calcext:value-type="date">
            <text:p>2022-10-06 09:16:19</text:p>
          </table:table-cell>
          <table:table-cell table:style-name="ce28" office:value-type="date" office:date-value="2022-10-06" calcext:value-type="date">
            <text:p>2022-10-06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16M19S" calcext:value-type="time">
            <text:p>09:16:1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10-06T09:16:19" calcext:value-type="date">
            <text:p>2022-10-06 09:16:19</text:p>
          </table:table-cell>
          <table:table-cell table:style-name="ce29" office:value-type="date" office:date-value="2022-10-06" calcext:value-type="date">
            <text:p>2022-10-06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16M19S" calcext:value-type="time">
            <text:p>21:16:1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10-06T09:16:19" calcext:value-type="date">
            <text:p>2022-10-06 09:16:19</text:p>
          </table:table-cell>
          <table:table-cell table:style-name="ce30" office:value-type="date" office:date-value="2022-10-06" calcext:value-type="date">
            <text:p>2022-10-06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16M19S" calcext:value-type="time">
            <text:p>09:16:1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10-06T09:16:19" calcext:value-type="date">
            <text:p>2022-10-06 09:16:19</text:p>
          </table:table-cell>
          <table:table-cell table:style-name="ce31" office:value-type="date" office:date-value="2022-10-06" calcext:value-type="date">
            <text:p>2022-10-06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16M19S" calcext:value-type="time">
            <text:p>21:16:1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10-06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2-10-06T09:16:20" calcext:value-type="date">
            <text:p>2022-10-06 09:16:20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2-10-06T09:16:20" calcext:value-type="date">
            <text:p>2022-10-06 09:16:20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2-10-06T09:16:20" calcext:value-type="date">
            <text:p>2022-10-06 09:16:2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2-10-06T09:16:20" calcext:value-type="date">
            <text:p>2022-10-06 09:16:2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946928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1.270275" calcext:value-type="float">
            <text:p>1,27</text:p>
          </table:table-cell>
          <table:table-cell office:value-type="float" office:value="0.00460317985611511" calcext:value-type="float">
            <text:p>0,0046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92781" calcext:value-type="float">
            <text:p>0,09</text:p>
          </table:table-cell>
          <table:table-cell office:value-type="float" office:value="0.00662721428571429" calcext:value-type="float">
            <text:p>0,006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28709" calcext:value-type="float">
            <text:p>0,03</text:p>
          </table:table-cell>
          <table:table-cell office:value-type="float" office:value="0.00239241666666667" calcext:value-type="float">
            <text:p>0,002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59688" calcext:value-type="float">
            <text:p>0,06</text:p>
          </table:table-cell>
          <table:table-cell office:value-type="float" office:value="0.006632" calcext:value-type="float">
            <text:p>0,006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264754" calcext:value-type="float">
            <text:p>0,26</text:p>
          </table:table-cell>
          <table:table-cell office:value-type="float" office:value="0.0529508" calcext:value-type="float">
            <text:p>0,052951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716207" calcext:value-type="float">
            <text:p>1,72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09:16:17</meta:creation-date>
    <meta:generator>LibreOffice/7.3.6.2$Linux_X86_64 LibreOffice_project/30$Build-2</meta:generator>
    <meta:editing-duration>PT3S</meta:editing-duration>
    <meta:editing-cycles>2</meta:editing-cycles>
    <meta:initial-creator>Turulomio</meta:initial-creator>
    <dc:description>This file have been generated with UnoGenerator-0.30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2-10-06T09:16:21.521383806</dc:date>
    <dc:title>UnoGenerator ODS example</dc:title>
    <meta:document-statistic meta:table-count="9" meta:cell-count="3414" meta:object-count="0"/>
  </office:meta>
</office:document-meta>
</file>